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reDefinedVariables" style:family="table">
      <style:table-properties style:width="6.9271in" fo:margin-left="0in" fo:margin-right="-0.0021in" table:align="margins" style:may-break-between-rows="true" table:border-model="collapsing"/>
    </style:style>
    <style:style style:name="PreDefinedVariables.A" style:family="table-column">
      <style:table-column-properties style:column-width="1.5715in" style:rel-column-width="14868*"/>
    </style:style>
    <style:style style:name="PreDefinedVariables.B" style:family="table-column">
      <style:table-column-properties style:column-width="5.3556in" style:rel-column-width="50667*"/>
    </style:style>
    <style:style style:name="PreDefinedVariables.1" style:family="table-row">
      <style:table-row-properties fo:keep-together="auto"/>
    </style:style>
    <style:style style:name="PreDefinedVariabl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reDefinedVariables.B1" style:family="table-cell">
      <style:table-cell-properties fo:background-color="transparent" fo:padding="0.0382in" fo:border="0.5pt solid #000000" style:writing-mode="page">
        <style:background-image/>
      </style:table-cell-properties>
    </style:style>
    <style:style style:name="PreDefinedVariables.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PreDefinedVariables.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reDefinedVariables.A4" style:family="table-cell">
      <style:table-cell-properties style:vertical-align="middle" fo:padding="0.0597in" fo:border-left="0.05pt solid #000000" fo:border-right="none" fo:border-top="none" fo:border-bottom="0.05pt solid #000000"/>
    </style:style>
    <style:style style:name="PreDefinedVariables.B4" style:family="table-cell">
      <style:table-cell-properties style:vertical-align="middle" fo:padding="0.0597in" fo:border-left="0.05pt solid #000000" fo:border-right="0.05pt solid #000000" fo:border-top="none" fo:border-bottom="0.05pt solid #000000"/>
    </style:style>
    <style:style style:name="PreDefinedVariables.A5" style:family="table-cell">
      <style:table-cell-properties style:vertical-align="middle" fo:padding="0.0597in" fo:border-left="0.05pt solid #000000" fo:border-right="none" fo:border-top="none" fo:border-bottom="0.05pt solid #000000"/>
    </style:style>
    <style:style style:name="PreDefinedVariables.B5" style:family="table-cell">
      <style:table-cell-properties style:vertical-align="middle" fo:padding="0.0597in" fo:border-left="0.05pt solid #000000" fo:border-right="0.05pt solid #000000" fo:border-top="none" fo:border-bottom="0.05pt solid #000000"/>
    </style:style>
    <style:style style:name="PreDefinedVariables.A6" style:family="table-cell">
      <style:table-cell-properties style:vertical-align="middle" fo:padding="0.0597in" fo:border-left="0.05pt solid #000000" fo:border-right="none" fo:border-top="none" fo:border-bottom="0.05pt solid #000000"/>
    </style:style>
    <style:style style:name="PreDefinedVariables.B6" style:family="table-cell">
      <style:table-cell-properties style:vertical-align="middle" fo:padding="0.0597in" fo:border-left="0.05pt solid #000000" fo:border-right="0.05pt solid #000000" fo:border-top="none" fo:border-bottom="0.05pt solid #000000"/>
    </style:style>
    <style:style style:name="PreDefinedVariables.A7" style:family="table-cell">
      <style:table-cell-properties style:vertical-align="middle" fo:padding="0.0597in" fo:border-left="0.05pt solid #000000" fo:border-right="none" fo:border-top="none" fo:border-bottom="0.05pt solid #000000"/>
    </style:style>
    <style:style style:name="PreDefinedVariables.B7" style:family="table-cell">
      <style:table-cell-properties style:vertical-align="middle" fo:padding="0.0597in" fo:border-left="0.05pt solid #000000" fo:border-right="0.05pt solid #000000" fo:border-top="none" fo:border-bottom="0.05pt solid #000000"/>
    </style:style>
    <style:style style:name="PreDefinedVariables.A8" style:family="table-cell">
      <style:table-cell-properties style:vertical-align="middle" fo:padding="0.0597in" fo:border-left="0.05pt solid #000000" fo:border-right="none" fo:border-top="none" fo:border-bottom="0.05pt solid #000000"/>
    </style:style>
    <style:style style:name="PreDefinedVariables.B8" style:family="table-cell">
      <style:table-cell-properties style:vertical-align="middle" fo:padding="0.0597in" fo:border-left="0.05pt solid #000000" fo:border-right="0.05pt solid #000000" fo:border-top="none" fo:border-bottom="0.05pt solid #000000"/>
    </style:style>
    <style:style style:name="PreDefinedVariables.A9" style:family="table-cell">
      <style:table-cell-properties style:vertical-align="middle" fo:padding="0.0597in" fo:border-left="0.05pt solid #000000" fo:border-right="none" fo:border-top="none" fo:border-bottom="0.05pt solid #000000"/>
    </style:style>
    <style:style style:name="PreDefinedVariables.B9" style:family="table-cell">
      <style:table-cell-properties style:vertical-align="middle" fo:padding="0.0597in" fo:border-left="0.05pt solid #000000" fo:border-right="0.05pt solid #000000" fo:border-top="none" fo:border-bottom="0.05pt solid #000000"/>
    </style:style>
    <style:style style:name="PreDefinedVariables.A10" style:family="table-cell">
      <style:table-cell-properties style:vertical-align="middle" fo:padding="0.0597in" fo:border-left="0.05pt solid #000000" fo:border-right="none" fo:border-top="none" fo:border-bottom="0.05pt solid #000000"/>
    </style:style>
    <style:style style:name="PreDefinedVariables.B10" style:family="table-cell">
      <style:table-cell-properties style:vertical-align="middle" fo:padding="0.0597in" fo:border-left="0.05pt solid #000000" fo:border-right="0.05pt solid #000000" fo:border-top="none" fo:border-bottom="0.05pt solid #000000"/>
    </style:style>
    <style:style style:name="PreDefinedVariables.A11" style:family="table-cell">
      <style:table-cell-properties style:vertical-align="middle" fo:padding="0.0597in" fo:border-left="0.05pt solid #000000" fo:border-right="none" fo:border-top="none" fo:border-bottom="0.05pt solid #000000"/>
    </style:style>
    <style:style style:name="PreDefinedVariables.B11" style:family="table-cell">
      <style:table-cell-properties style:vertical-align="middle" fo:padding="0.0597in" fo:border-left="0.05pt solid #000000" fo:border-right="0.05pt solid #000000" fo:border-top="none" fo:border-bottom="0.05pt solid #000000"/>
    </style:style>
    <style:style style:name="PreDefinedVariables.A12" style:family="table-cell">
      <style:table-cell-properties style:vertical-align="middle" fo:padding="0.0597in" fo:border-left="0.05pt solid #000000" fo:border-right="none" fo:border-top="none" fo:border-bottom="0.05pt solid #000000"/>
    </style:style>
    <style:style style:name="PreDefinedVariables.B12" style:family="table-cell">
      <style:table-cell-properties style:vertical-align="middle" fo:padding="0.0597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Table_20_Contents">
      <style:text-properties style:font-name="Arial" fo:font-size="12pt" officeooo:rsid="0022df44" officeooo:paragraph-rsid="0003e862" style:font-size-asian="12pt" style:font-size-complex="12pt"/>
    </style:style>
    <style:style style:name="P3" style:family="paragraph" style:parent-style-name="Table_20_Contents">
      <style:text-properties style:font-name="Arial" fo:font-size="12pt" officeooo:rsid="00484497" officeooo:paragraph-rsid="0003e862" style:font-size-asian="12pt" style:font-size-complex="12pt"/>
    </style:style>
    <style:style style:name="P4" style:family="paragraph" style:parent-style-name="Table_20_Contents">
      <style:text-properties style:font-name="Arial" fo:font-size="12pt" officeooo:rsid="01029044" officeooo:paragraph-rsid="0003e862" style:font-size-asian="12pt" style:font-size-complex="12pt"/>
    </style:style>
    <style:style style:name="P5" style:family="paragraph" style:parent-style-name="Table_20_Contents">
      <style:text-properties style:font-name="Arial" fo:font-size="12pt" officeooo:rsid="00e0feb7" officeooo:paragraph-rsid="0003e862" style:font-size-asian="12pt" style:font-size-complex="12pt"/>
    </style:style>
    <style:style style:name="P6" style:family="paragraph" style:parent-style-name="Table_20_Contents">
      <style:text-properties style:font-name="Arial" fo:font-size="12pt" officeooo:rsid="012cb1a9" officeooo:paragraph-rsid="0003e862" style:font-size-asian="12pt" style:font-size-complex="12pt"/>
    </style:style>
    <style:style style:name="P7" style:family="paragraph" style:parent-style-name="Table_20_Contents">
      <style:text-properties style:font-name="Arial" fo:font-size="12pt" fo:font-weight="normal" officeooo:rsid="012cb1a9" officeooo:paragraph-rsid="0003e862"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9" style:family="paragraph" style:parent-style-name="Text_20_body">
      <style:text-properties style:font-name="Arial" fo:font-weight="normal" officeooo:paragraph-rsid="0003e862" fo:background-color="transparent"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fo:background-color="transparent" style:font-weight-asian="normal" style:font-weight-complex="normal"/>
    </style:style>
    <style:style style:name="P12" style:family="paragraph" style:parent-style-name="Text_20_body">
      <style:text-properties style:font-name="Courier New" fo:background-color="#eeeeee"/>
    </style:style>
    <style:style style:name="P13" style:family="paragraph" style:parent-style-name="Text_20_body">
      <style:text-properties style:font-name="Courier New" officeooo:paragraph-rsid="000b2d34" fo:background-color="#eeeeee"/>
    </style:style>
    <style:style style:name="P14" style:family="paragraph" style:parent-style-name="Text_20_body">
      <loext:graphic-properties draw:fill="solid" draw:fill-color="#eeeeee" draw:opacity="100%"/>
      <style:paragraph-properties fo:background-color="#eeeeee"/>
      <style:text-properties style:font-name="Courier New" fo:font-weight="normal" fo:background-color="transparent" style:font-weight-asian="normal" style:font-weight-complex="normal"/>
    </style:style>
    <style:style style:name="P15" style:family="paragraph" style:parent-style-name="Text_20_body">
      <style:text-properties officeooo:rsid="0000258c" officeooo:paragraph-rsid="0000258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text-properties officeooo:rsid="00013421" officeooo:paragraph-rsid="00013421"/>
    </style:style>
    <style:style style:name="P20" style:family="paragraph" style:parent-style-name="Text_20_body">
      <style:text-properties officeooo:paragraph-rsid="00013421"/>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3e86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74f1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74f13" officeooo:paragraph-rsid="00074f1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officeooo:paragraph-rsid="000b2d34"/>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text-properties fo:font-weight="bold" fo:background-color="transparent" style:font-weight-asian="bold" style:font-weight-complex="bold"/>
    </style:style>
    <style:style style:name="P31" style:family="paragraph" style:parent-style-name="Heading_20_1">
      <style:text-properties officeooo:rsid="000d3aca" officeooo:paragraph-rsid="000d3aca"/>
    </style:style>
    <style:style style:name="P32" style:family="paragraph" style:parent-style-name="Heading_20_2">
      <style:text-properties fo:font-weight="normal" style:font-weight-asian="normal" style:font-weight-complex="normal"/>
    </style:style>
    <style:style style:name="P33" style:family="paragraph" style:parent-style-name="Text_20_body">
      <style:text-properties officeooo:rsid="000d3aca" officeooo:paragraph-rsid="000d3aca"/>
    </style:style>
    <style:style style:name="T1" style:family="text">
      <style:text-properties fo:font-weight="normal" style:font-weight-asian="normal" style:font-weight-complex="normal"/>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New" fo:background-color="#eeeeee" loext:char-shading-value="0"/>
    </style:style>
    <style:style style:name="T5" style:family="text">
      <style:text-properties style:font-name="Courier New" fo:font-weight="normal" fo:background-color="#eeeeee" loext:char-shading-value="0" style:font-weight-asian="normal" style:font-weight-complex="normal"/>
    </style:style>
    <style:style style:name="T6" style:family="text">
      <style:text-properties officeooo:rsid="00013421"/>
    </style:style>
    <style:style style:name="T7" style:family="text">
      <style:text-properties officeooo:rsid="000b2d34"/>
    </style:style>
    <style:style style:name="T8" style:family="text">
      <style:text-properties style:font-name="Courier New"/>
    </style:style>
    <style:style style:name="T9" style:family="text">
      <style:text-properties style:font-name="Courier New" fo:background-color="#eeeeee" loext:char-shading-value="0"/>
    </style:style>
    <style:style style:name="T10" style:family="text">
      <style:text-properties style:font-name="Courier New" fo:background-color="#eeeeee"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ard Maker JavaScript Transl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6">Introduction<text:tab/>2</text:p>
          <text:p text:style-name="P26">Critical<text:tab/>2</text:p>
          <text:p text:style-name="P26">Reference Files<text:tab/>2</text:p>
          <text:p text:style-name="P27">Column Names<text:tab/>2</text:p>
          <text:p text:style-name="P27">Plain Strings<text:tab/>2</text:p>
          <text:p text:style-name="P27">Functions<text:tab/>2</text:p>
          <text:p text:style-name="P27">Single Quoted Strings<text:tab/>2</text:p>
          <text:p text:style-name="P28">Excel / Calc Note<text:tab/>2</text:p>
          <text:p text:style-name="P27">Tilde Escape Character<text:tab/>3</text:p>
          <text:p text:style-name="P27">Escape Codes<text:tab/>3</text:p>
          <text:p text:style-name="P26">Working with the Element Definition<text:tab/>3</text:p>
          <text:p text:style-name="P27">Column References / Defines<text:tab/>3</text:p>
          <text:p text:style-name="P27">Raw Strings<text:tab/>3</text:p>
          <text:p text:style-name="P27">Mixing Column References / Defines and Raw Strings<text:tab/>3</text:p>
          <text:p text:style-name="P26">Building Variable Names<text:tab/>3</text:p>
          <text:p text:style-name="P26">Pre-Defined Variables<text:tab/>4</text:p>
          <text:p text:style-name="P26">Element Overrides<text:tab/>4</text:p>
          <text:p text:style-name="P26">Element Field Access<text:tab/>4</text:p>
          <text:p text:style-name="P26">Measure String<text:tab/>4</text:p>
        </text:index-body>
      </text:table-of-content>
      <text:p text:style-name="P1"/>
      <text:h text:style-name="P29" text:outline-level="1"><text:bookmark-start text:name="__RefHeading___Toc212_2759516959"/>Introduction<text:bookmark-end text:name="__RefHeading___Toc212_2759516959"/></text:h>
      <text:p text:style-name="P1">This document covers the JavaScript translator functionality. This is not the default translator for CardMaker but is available for users needing advanced functionality. There are a number of advantages and unfortunately a few disadvantages to using JavaScript translation for your project / references. This documentation is written with the assumption that you are already familiar with many concepts in the CardMaker application.</text:p>
      <text:p text:style-name="P1"/>
      <text:p text:style-name="P1">CardMaker can be switched to the JavaScript translator by right-clicking the Layouts node and selecting the Project Settings... menu item.</text:p>
      <text:h text:style-name="Heading_20_1" text:outline-level="1"><text:bookmark-start text:name="__RefHeading___Toc214_2759516959"/>Critical<text:bookmark-end text:name="__RefHeading___Toc214_2759516959"/></text:h>
      <text:p text:style-name="Text_20_body">If you plan to use JavaScript for your translation language it must be applied to all your references in addition to the project file. You cannot mix translator types.</text:p>
      <text:h text:style-name="Heading_20_1" text:outline-level="1"><text:bookmark-start text:name="__RefHeading___Toc216_2759516959"/>Reference Files<text:bookmark-end text:name="__RefHeading___Toc216_2759516959"/></text:h>
      <text:h text:style-name="Heading_20_2" text:outline-level="2"><text:bookmark-start text:name="__RefHeading___Toc218_2759516959"/>Column Names<text:bookmark-end text:name="__RefHeading___Toc218_2759516959"/></text:h>
      <text:p text:style-name="Text_20_body">Column names have slightly more strict rules. The column name should follow the same rules as a valid JavaScript variable name. Any spaces in the name are automatically replaced with underscores.</text:p>
      <text:h text:style-name="Heading_20_2" text:outline-level="2"><text:bookmark-start text:name="__RefHeading___Toc220_2759516959"/>Plain Strings<text:bookmark-end text:name="__RefHeading___Toc220_2759516959"/></text:h>
      <text:p text:style-name="Text_20_body">Plain string values in references work as normal. CardMaker will automatically assume the value in the spreadsheet is a raw string (exceptions are listed below). Plain strings are automatically quoted with single quotes for use by the JavaScript interpreter.</text:p>
      <text:h text:style-name="Heading_20_2" text:outline-level="2"><text:bookmark-start text:name="__RefHeading___Toc222_2759516959"/>Functions<text:bookmark-end text:name="__RefHeading___Toc222_2759516959"/></text:h>
      <text:p text:style-name="Text_20_body">Any Reference string that begins with <text:span text:style-name="T4">function(</text:span> is assumed to be a function and is left as-is.</text:p>
      <text:h text:style-name="Heading_20_2" text:outline-level="2"><text:bookmark-start text:name="__RefHeading___Toc224_2759516959"/>Single Quoted Strings<text:bookmark-end text:name="__RefHeading___Toc224_2759516959"/></text:h>
      <text:p text:style-name="Text_20_body">Any Reference string that begins with a quoted string is left as-is. This allows for the string to contain references and/or function calls.</text:p>
      <text:h text:style-name="Heading_20_3" text:outline-level="3"><text:bookmark-start text:name="__RefHeading___Toc226_2759516959"/>Excel / Calc Note<text:bookmark-end text:name="__RefHeading___Toc226_2759516959"/></text:h>
      <text:p text:style-name="Text_20_body">Single quoted strings may be mutated and/or completely trashed by the editor. To help users avoid this problem they can put a ~ (tilde). Example:</text:p>
      <text:p text:style-name="P13">~'give each player ' + coincount + ' coins</text:p>
      <text:p text:style-name="P25"><text:soft-page-break/><text:span text:style-name="T7">You can also attempt to adjust the AutoCorrect settings for the tool. For example in LibreOffice Calc: </text:span>Tools -&gt; AutoCorrect Options -&gt; Localized Options and <text:span text:style-name="T7">uncheck</text:span> the 'Replace' checkboxes under Single Quotes and Double Quotes. </text:p>
      <text:h text:style-name="Heading_20_2" text:outline-level="2"><text:bookmark-start text:name="__RefHeading___Toc228_2759516959"/>Tilde Escape Character<text:bookmark-end text:name="__RefHeading___Toc228_2759516959"/></text:h>
      <text:p text:style-name="Text_20_body">If the reference value is intended to be a JavaScript variable use the tilde to avoid treating the value as a string. The example below would be translated as though j, k, and l are variables.</text:p>
      <text:p text:style-name="P12">~j + k + l</text:p>
      <text:h text:style-name="Heading_20_2" text:outline-level="2"><text:bookmark-start text:name="__RefHeading___Toc230_2759516959"/>Escape Codes<text:bookmark-end text:name="__RefHeading___Toc230_2759516959"/></text:h>
      <text:p text:style-name="Text_20_body">The same escape codes (like <text:span text:style-name="T3">\n</text:span> for newline) are translated for JavaScript based references with one exception: you <text:span text:style-name="T3">MUST</text:span> use two blackslashes: <text:span text:style-name="T3">\\n</text:span> instead of <text:span text:style-name="T3">\n</text:span><text:span text:style-name="T1"> – this is due to JavaScript interpreting the backslash character as an indicator of an escape code. CardMaker needs the backslash to perform the expected translation. Graphics paths are also affected by this! Be sure to indicated two backslashes in the image path (or just use forward slashes).</text:span></text:p>
      <text:h text:style-name="Heading_20_1" text:outline-level="1"><text:bookmark-start text:name="__RefHeading___Toc232_2759516959"/>Working with the Element <text:span text:style-name="T3">Definition</text:span><text:bookmark-end text:name="__RefHeading___Toc232_2759516959"/></text:h>
      <text:h text:style-name="P32" text:outline-level="2"><text:bookmark-start text:name="__RefHeading___Toc234_2759516959"/>Column References / Defines<text:bookmark-end text:name="__RefHeading___Toc234_2759516959"/></text:h>
      <text:p text:style-name="P10">For column references just enter in the name of the column in <text:span text:style-name="T3">all lower case characters</text:span>. Example: <text:span text:style-name="T4">moneyearned</text:span></text:p>
      <text:p text:style-name="Text_20_body">Remember this is true across all JavaScript when referencing column values!</text:p>
      <text:h text:style-name="P32" text:outline-level="2"><text:bookmark-start text:name="__RefHeading___Toc236_2759516959"/>Raw Strings<text:bookmark-end text:name="__RefHeading___Toc236_2759516959"/></text:h>
      <text:p text:style-name="Text_20_body"><text:span text:style-name="T1">Raw strings must be single quoted to appear. An example: </text:span><text:span text:style-name="T5">'This is a raw string.'</text:span></text:p>
      <text:p text:style-name="P10">The quotes are necessary so JavaScript treats the contents as a string not as variables.</text:p>
      <text:h text:style-name="P32" text:outline-level="2"><text:bookmark-start text:name="__RefHeading___Toc238_2759516959"/>Mixing Column References / Defines and Raw Strings<text:bookmark-end text:name="__RefHeading___Toc238_2759516959"/></text:h>
      <text:p text:style-name="Text_20_body"><text:span text:style-name="T1">The quoted text will be treated as a raw string and any unquoted text will be interpreted as a variable (column reference/define). Example: </text:span><text:span text:style-name="T5">'Earn $' + money</text:span><text:span text:style-name="T2"> where money is a column/define.</text:span></text:p>
      <text:h text:style-name="P30" text:outline-level="1"><text:bookmark-start text:name="__RefHeading___Toc240_2759516959"/>Building Variable Names<text:bookmark-end text:name="__RefHeading___Toc240_2759516959"/></text:h>
      <text:p text:style-name="P11">With JavaScript it is possible to construct a string and then look up the value by the name.</text:p>
      <text:p text:style-name="P14">idx = 5;</text:p>
      <text:p text:style-name="P14">columnName = 'specialcolumn_' + idx;</text:p>
      <text:p text:style-name="P14">finalValue = this[columnName]</text:p>
      <text:h text:style-name="P30" text:outline-level="1"><text:bookmark-start text:name="__RefHeading___Toc242_2759516959"/><text:soft-page-break/>Pre-Defined Variables<text:bookmark-end text:name="__RefHeading___Toc242_2759516959"/></text:h>
      <text:p text:style-name="P11">These values are always defined and usable in JavaScript.</text:p>
      <table:table table:name="PreDefinedVariables" table:style-name="PreDefinedVariables" table:template-name="Default Style">
        <table:table-column table:style-name="PreDefinedVariables.A"/>
        <table:table-column table:style-name="PreDefinedVariables.B"/>
        <table:table-row table:style-name="PreDefinedVariables.1">
          <table:table-cell table:style-name="PreDefinedVariables.A1" office:value-type="string">
            <text:p text:style-name="P24">Variable</text:p>
          </table:table-cell>
          <table:table-cell table:style-name="PreDefinedVariables.B1" office:value-type="string">
            <text:p text:style-name="P24">Value</text:p>
          </table:table-cell>
        </table:table-row>
        <table:table-row table:style-name="PreDefinedVariables.1">
          <table:table-cell table:style-name="PreDefinedVariables.A2" office:value-type="string">
            <text:p text:style-name="P23">deckIndex</text:p>
          </table:table-cell>
          <table:table-cell table:style-name="PreDefinedVariables.B2" office:value-type="string">
            <text:p text:style-name="P22">This is the current card index</text:p>
          </table:table-cell>
        </table:table-row>
        <table:table-row table:style-name="PreDefinedVariables.1">
          <table:table-cell table:style-name="PreDefinedVariables.A2" office:value-type="string">
            <text:p text:style-name="P23">cardIndex</text:p>
          </table:table-cell>
          <table:table-cell table:style-name="PreDefinedVariables.B2" office:value-type="string">
            <text:p text:style-name="P21">This is the current card sub index (see Sub Counter)</text:p>
          </table:table-cell>
        </table:table-row>
        <table:table-row table:style-name="PreDefinedVariables.1">
          <table:table-cell table:style-name="PreDefinedVariables.A4" office:value-type="string">
            <text:p text:style-name="P9">cardCount</text:p>
          </table:table-cell>
          <table:table-cell table:style-name="PreDefinedVariables.B4" office:value-type="string">
            <text:p text:style-name="P2">The number of cards in this deck</text:p>
          </table:table-cell>
        </table:table-row>
        <table:table-row table:style-name="PreDefinedVariables.1">
          <table:table-cell table:style-name="PreDefinedVariables.A5" office:value-type="string">
            <text:p text:style-name="P9">elementName</text:p>
          </table:table-cell>
          <table:table-cell table:style-name="PreDefinedVariables.B5" office:value-type="string">
            <text:p text:style-name="P3">The name of the element</text:p>
          </table:table-cell>
        </table:table-row>
        <table:table-row table:style-name="PreDefinedVariables.1">
          <table:table-cell table:style-name="PreDefinedVariables.A6" office:value-type="string">
            <text:p text:style-name="P9">layoutName</text:p>
          </table:table-cell>
          <table:table-cell table:style-name="PreDefinedVariables.B6" office:value-type="string">
            <text:p text:style-name="P4">The name of the layout</text:p>
          </table:table-cell>
        </table:table-row>
        <table:table-row table:style-name="PreDefinedVariables.1">
          <table:table-cell table:style-name="PreDefinedVariables.A7" office:value-type="string">
            <text:p text:style-name="P9">refName</text:p>
          </table:table-cell>
          <table:table-cell table:style-name="PreDefinedVariables.B7" office:value-type="string">
            <text:p text:style-name="P5">The name of the reference for this this card</text:p>
          </table:table-cell>
        </table:table-row>
        <table:table-row table:style-name="PreDefinedVariables.1">
          <table:table-cell table:style-name="PreDefinedVariables.A8" office:value-type="string">
            <text:p text:style-name="P9">refLine</text:p>
          </table:table-cell>
          <table:table-cell table:style-name="PreDefinedVariables.B8" office:value-type="string">
            <text:p text:style-name="P5">The line number in the reference for this card</text:p>
          </table:table-cell>
        </table:table-row>
        <table:table-row table:style-name="PreDefinedVariables.1">
          <table:table-cell table:style-name="PreDefinedVariables.A8" office:value-type="string">
            <text:p text:style-name="P9">parentLayout</text:p>
          </table:table-cell>
          <table:table-cell table:style-name="PreDefinedVariables.B9" office:value-type="string">
            <text:p text:style-name="P7">Parent layout (if in SubLayout). Empty otherwise.</text:p>
          </table:table-cell>
        </table:table-row>
        <table:table-row table:style-name="PreDefinedVariables.1">
          <table:table-cell table:style-name="PreDefinedVariables.A8" office:value-type="string">
            <text:p text:style-name="P9">rootLayout</text:p>
          </table:table-cell>
          <table:table-cell table:style-name="PreDefinedVariables.B10" office:value-type="string">
            <text:p text:style-name="P6">Parent most layout (if in SubLayout). Empty otherwise.</text:p>
          </table:table-cell>
        </table:table-row>
        <table:table-row table:style-name="PreDefinedVariables.1">
          <table:table-cell table:style-name="PreDefinedVariables.A8" office:value-type="string">
            <text:p text:style-name="P9">exporting</text:p>
          </table:table-cell>
          <table:table-cell table:style-name="PreDefinedVariables.B11" office:value-type="string">
            <text:p text:style-name="P6">Returns 1 if exporting and an empty string otherwise</text:p>
          </table:table-cell>
        </table:table-row>
        <table:table-row table:style-name="PreDefinedVariables.1">
          <table:table-cell table:style-name="PreDefinedVariables.A12" office:value-type="string">
            <text:p text:style-name="P9">exportFormat</text:p>
          </table:table-cell>
          <table:table-cell table:style-name="PreDefinedVariables.B12" office:value-type="string">
            <text:p text:style-name="P6">Returns the export format (or empty otherwise)</text:p>
          </table:table-cell>
        </table:table-row>
      </table:table>
      <text:p text:style-name="P11"/>
      <text:h text:style-name="Heading_20_1" text:outline-level="1"><text:bookmark-start text:name="__RefHeading___Toc244_2759516959"/>Element Overrides<text:bookmark-end text:name="__RefHeading___Toc244_2759516959"/></text:h>
      <text:p text:style-name="P15">The AddOverrideField <text:span text:style-name="T6">function</text:span> is available (with generally the same rules as a reference override).</text:p>
      <text:p text:style-name="P15">Usage: <text:span text:style-name="T10">AddOverrideField(fieldName, fieldValue);</text:span></text:p>
      <text:h text:style-name="P31" text:outline-level="1"><text:bookmark-start text:name="__RefHeading___Toc330_306863402"/>Element Field Access<text:bookmark-end text:name="__RefHeading___Toc330_306863402"/></text:h>
      <text:p text:style-name="P33">Element fields are available via the <text:span text:style-name="T10">Element</text:span> variable. See the main manual for the field names. These fields are read-only (use the override logic indicated above to write).</text:p>
      <text:p text:style-name="P33">Example: <text:span text:style-name="T10">Element.y</text:span></text:p>
      <text:h text:style-name="Heading_20_1" text:outline-level="1"><text:bookmark-start text:name="__RefHeading___Toc246_2759516959"/>Measure String<text:bookmark-end text:name="__RefHeading___Toc246_2759516959"/></text:h>
      <text:p text:style-name="P20"><text:span text:style-name="T6">The </text:span>MeasureStringWidth <text:span text:style-name="T6">function is available for measuring a rendered string’s width with the font specified. See the main manual on the font string format. The measurement assumes the </text:span><text:soft-page-break/><text:span text:style-name="T6">text is on one line.</text:span></text:p>
      <text:p text:style-name="P20"/>
      <text:p text:style-name="P19">Usage: MeasureStringWidth(string font, string 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print-date>2024-10-25T08:26:55.565000000</meta:print-date>
    <meta:printed-by>PDF files</meta:printed-by>
    <meta:document-statistic meta:table-count="1" meta:image-count="0" meta:object-count="0" meta:page-count="5" meta:paragraph-count="93" meta:word-count="843" meta:character-count="5224" meta:non-whitespace-character-count="4472"/>
  </office:meta>
</office:document-meta>
</file>